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7"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4"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5"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6"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7" style:family="paragraph" style:parent-style-name="Standard">
      <style:text-properties style:font-name-asian="Arial3" style:font-name-complex="Arial3"/>
    </style:style>
    <style:style style:name="P28" style:family="paragraph" style:parent-style-name="Text_20_body">
      <style:text-properties style:font-name="Arial" fo:font-size="12pt" style:font-size-asian="12pt" style:font-size-complex="12pt"/>
    </style:style>
    <style:style style:name="P29" style:family="paragraph" style:parent-style-name="Text_20_body">
      <style:text-properties style:font-name-asian="Arial3" style:font-name-complex="Arial3"/>
    </style:style>
    <style:style style:name="P30" style:family="paragraph" style:parent-style-name="Text_20_body">
      <style:text-properties style:font-size-asian="12pt"/>
    </style:style>
    <style:style style:name="P31" style:family="paragraph" style:parent-style-name="Heading_20_1">
      <style:paragraph-properties fo:break-before="page"/>
    </style:style>
    <style:style style:name="P32"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3"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4"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5"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6"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98"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99"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0"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1"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2"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3" style:family="paragraph" style:parent-style-name="Header">
      <style:paragraph-properties fo:text-align="center" style:justify-single-word="false"/>
      <style:text-properties fo:font-size="6pt" style:font-size-asian="6pt" style:font-size-complex="6pt"/>
    </style:style>
    <style:style style:name="P104" style:family="paragraph" style:parent-style-name="Contents_20_1">
      <style:paragraph-properties>
        <style:tab-stops>
          <style:tab-stop style:position="16.999cm" style:type="right" style:leader-style="dotted" style:leader-text="."/>
        </style:tab-stops>
      </style:paragraph-properties>
    </style:style>
    <style:style style:name="P105" style:family="paragraph" style:parent-style-name="Contents_20_3">
      <style:paragraph-properties>
        <style:tab-stops>
          <style:tab-stop style:position="16cm" style:type="right" style:leader-style="dotted" style:leader-text="."/>
        </style:tab-stops>
      </style:paragraph-properties>
    </style:style>
    <style:style style:name="P10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Piano_di_qualifica.pdf</text:p>
          </table:table-cell>
        </table:table-row>
      </table:table>
      <text:p text:style-name="P16"/>
      <text:p text:style-name="P16"/>
      <text:p text:style-name="P18">Redazione:</text:p>
      <text:p text:style-name="P20"><text:tab/><text:tab/><text:tab/>Diego Benin</text:p>
      <text:p text:style-name="P21"/>
      <text:p text:style-name="P21">Revisione:<text:tab/></text:p>
      <text:p text:style-name="P20"><text:tab/><text:tab/><text:tab/>Daniele Bonaldo</text:p>
      <text:p text:style-name="P21"/>
      <text:p text:style-name="P21">Approvazione:</text:p>
      <text:p text:style-name="P23"><text:tab/><text:tab/><text:tab/>Davide Compagnin</text:p>
      <text:p text:style-name="P21"/>
      <text:p text:style-name="P21">Lista di distribuzione:</text:p>
      <text:p text:style-name="P20"><text:tab/><text:tab/><text:tab/><text:tab/><text:tab/><text:tab/>Prof. Vardanega Tullio</text:p>
      <text:p text:style-name="P20"><text:tab/><text:tab/><text:tab/><text:tab/><text:tab/><text:tab/>Prof. Palazzi Claudio</text:p>
      <text:p text:style-name="P20"><text:tab/><text:tab/><text:tab/><text:tab/><text:tab/><text:tab/>Stylosoft</text:p>
      <text:p text:style-name="P20"/>
      <text:p text:style-name="P22">Registro delle modifiche:</text:p>
      <text:p text:style-name="P22"/>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0">Descrizione delle modifiche</text:p>
          </table:table-cell>
        </table:table-row>
        <table:table-row>
          <table:table-cell table:style-name="Tabella2.A2" office:value-type="string">
            <text:p text:style-name="P26">2.0</text:p>
          </table:table-cell>
          <table:table-cell table:style-name="Tabella2.B2" office:value-type="string">
            <text:p text:style-name="P26">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6">1.3</text:p>
          </table:table-cell>
          <table:table-cell table:style-name="Tabella2.B2" office:value-type="string">
            <text:p text:style-name="P26">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6">1.2</text:p>
          </table:table-cell>
          <table:table-cell table:style-name="Tabella2.B2" office:value-type="string">
            <text:p text:style-name="P26">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6">1.1</text:p>
          </table:table-cell>
          <table:table-cell table:style-name="Tabella2.B2" office:value-type="string">
            <text:p text:style-name="P26">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6">1.0</text:p>
          </table:table-cell>
          <table:table-cell table:style-name="Tabella2.B2" office:value-type="string">
            <text:p text:style-name="P26">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5">0.2</text:p>
          </table:table-cell>
          <table:table-cell table:style-name="Tabella2.B2" office:value-type="string">
            <text:p text:style-name="P25">04/12/2007</text:p>
          </table:table-cell>
          <table:table-cell table:style-name="Tabella2.C7" office:value-type="string">
            <text:p text:style-name="P13">Sistemazione indice; inserimento dei punti 2.3 e 2.4</text:p>
          </table:table-cell>
        </table:table-row>
      </table:table>
      <text:p text:style-name="P19"/>
      <text:p text:style-name="P19"/>
      <text:p text:style-name="P19"/>
      <text:p text:style-name="P19"/>
      <text:p text:style-name="P19"/>
      <text:p text:style-name="Heading"><text:soft-page-break/>Sommario</text:p>
      <text:p text:style-name="P29">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04"><text:a xlink:type="simple" xlink:href="#1.Introduzione|outline" text:style-name="Page_20_Number" text:visited-style-name="Page_20_Number">1 <text:s text:c="2"/>Introduzione<text:tab/>3</text:a></text:p>
          <text:p text:style-name="P106"><text:a xlink:type="simple" xlink:href="#1.1.Scopo del documento|outline" text:style-name="Page_20_Number" text:visited-style-name="Page_20_Number">1.1 <text:s text:c="2"/>Scopo del documento<text:tab/>3</text:a></text:p>
          <text:p text:style-name="P106"><text:a xlink:type="simple" xlink:href="#1.2.Scopo del prodotto|outline" text:style-name="Page_20_Number" text:visited-style-name="Page_20_Number">1.2 <text:s text:c="2"/>Scopo del prodotto<text:tab/>3</text:a></text:p>
          <text:p text:style-name="P106"><text:a xlink:type="simple" xlink:href="#1.3.Glossario|outline" text:style-name="Page_20_Number" text:visited-style-name="Page_20_Number">1.3 <text:s text:c="2"/>Glossario<text:tab/>3</text:a></text:p>
          <text:p text:style-name="P106"><text:a xlink:type="simple" xlink:href="#1.4.Riferimenti|outline" text:style-name="Page_20_Number" text:visited-style-name="Page_20_Number">1.4 <text:s text:c="2"/>Riferimenti<text:tab/>3</text:a></text:p>
          <text:p text:style-name="P105"><text:a xlink:type="simple" xlink:href="#1.4.1.Normativi|outline" text:style-name="Page_20_Number" text:visited-style-name="Page_20_Number">1.4.1 <text:s text:c="2"/>Normativi<text:tab/>3</text:a></text:p>
          <text:p text:style-name="P105"><text:a xlink:type="simple" xlink:href="#1.4.2.Informativi|outline" text:style-name="Page_20_Number" text:visited-style-name="Page_20_Number">1.4.2 <text:s text:c="2"/>Informativi<text:tab/>3</text:a></text:p>
          <text:p text:style-name="P104"><text:a xlink:type="simple" xlink:href="#2.Visione generale della strategia di verifica|outline" text:style-name="Page_20_Number" text:visited-style-name="Page_20_Number">2 <text:s text:c="2"/>Visione generale della strategia di verifica<text:tab/>3</text:a></text:p>
          <text:p text:style-name="P106"><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106"><text:a xlink:type="simple" xlink:href="#2.2.Dettaglio delle revisioni|outline" text:style-name="Page_20_Number" text:visited-style-name="Page_20_Number">2.2 <text:s text:c="2"/>Dettaglio delle revisioni<text:tab/>5</text:a></text:p>
          <text:p text:style-name="P105"><text:a xlink:type="simple" xlink:href="#2.2.1.Revisione dei Requisiti (RR)|outline" text:style-name="Page_20_Number" text:visited-style-name="Page_20_Number">2.2.1 <text:s text:c="2"/>Revisione dei Requisiti (RR)<text:tab/>5</text:a></text:p>
          <text:p text:style-name="P105"><text:a xlink:type="simple" xlink:href="#2.2.2.Revisione del Progetto Preliminare (RPP)|outline" text:style-name="Page_20_Number" text:visited-style-name="Page_20_Number">2.2.2 <text:s text:c="2"/>Revisione del Progetto Preliminare (RPP)<text:tab/>5</text:a></text:p>
          <text:p text:style-name="P105"><text:a xlink:type="simple" xlink:href="#2.2.3.Revisione del Progetto Definitivo (RPD)|outline" text:style-name="Page_20_Number" text:visited-style-name="Page_20_Number">2.2.3 <text:s text:c="2"/>Revisione del Progetto Definitivo (RPD)<text:tab/>6</text:a></text:p>
          <text:p text:style-name="P105"><text:a xlink:type="simple" xlink:href="#2.2.4.Revisione di Qualifica (RQ)|outline" text:style-name="Page_20_Number" text:visited-style-name="Page_20_Number">2.2.4 <text:s text:c="2"/>Revisione di Qualifica (RQ)<text:tab/>6</text:a></text:p>
          <text:p text:style-name="P105"><text:a xlink:type="simple" xlink:href="#2.2.5.Revisione di Accettazione (RA)|outline" text:style-name="Page_20_Number" text:visited-style-name="Page_20_Number">2.2.5 <text:s text:c="2"/>Revisione di Accettazione (RA)<text:tab/>6</text:a></text:p>
          <text:p text:style-name="P106"><text:a xlink:type="simple" xlink:href="#2.3.Risorse necessarie e risorse disponibili|outline" text:style-name="Page_20_Number" text:visited-style-name="Page_20_Number">2.3 <text:s text:c="2"/>Risorse necessarie e risorse disponibili<text:tab/>6</text:a></text:p>
          <text:p text:style-name="P106"><text:a xlink:type="simple" xlink:href="#2.4.Strumenti, tecniche e metodi di verifica|outline" text:style-name="Page_20_Number" text:visited-style-name="Page_20_Number">2.4 <text:s text:c="2"/>Strumenti, tecniche e metodi di verifica<text:tab/>6</text:a></text:p>
          <text:p text:style-name="P104"><text:a xlink:type="simple" xlink:href="#3.Gestione amministrativa della revisione|outline" text:style-name="Page_20_Number" text:visited-style-name="Page_20_Number">3 <text:s text:c="2"/>Gestione amministrativa della revisione<text:tab/>7</text:a></text:p>
          <text:p text:style-name="P106"><text:a xlink:type="simple" xlink:href="#3.1.Comunicazione e risoluzione delle anomalie|outline" text:style-name="Page_20_Number" text:visited-style-name="Page_20_Number">3.1 <text:s text:c="2"/>Comunicazione e risoluzione delle anomalie<text:tab/>7</text:a></text:p>
          <text:p text:style-name="P106"><text:a xlink:type="simple" xlink:href="#3.2.Trattamento delle discrepanze|outline" text:style-name="Page_20_Number" text:visited-style-name="Page_20_Number">3.2 <text:s text:c="2"/>Trattamento delle discrepanze<text:tab/>7</text:a></text:p>
          <text:p text:style-name="P104"><text:a xlink:type="simple" xlink:href="#4.Accertamento di qualità|outline" text:style-name="Page_20_Number" text:visited-style-name="Page_20_Number">4 <text:s text:c="2"/>Accertamento di qualità<text:tab/>8</text:a></text:p>
          <text:p text:style-name="P104"><text:a xlink:type="simple" xlink:href="#5.Resoconto delle attività di verifica|outline" text:style-name="Page_20_Number" text:visited-style-name="Page_20_Number">5 <text:s text:c="2"/>Resoconto delle attività di verifica<text:tab/>8</text:a></text:p>
          <text:p text:style-name="P106"><text:a xlink:type="simple" xlink:href="#5.1.Tracciamento UseCase - requisiti|outline" text:style-name="Page_20_Number" text:visited-style-name="Page_20_Number">5.1 <text:s text:c="2"/>Tracciamento UseCase - requisiti<text:tab/>8</text:a></text:p>
        </text:index-body>
      </text:table-of-content>
      <text:p text:style-name="P27"/>
      <text:h text:style-name="P31"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2">ISO/IEC 12207</text:p>
        </text:list-item>
        <text:list-item>
          <text:p text:style-name="P92">ISO/IEC 9126:2001</text:p>
        </text:list-item>
        <text:list-item>
          <text:p text:style-name="P92">SWEBOK</text:p>
        </text:list-item>
      </text:list>
      <text:h text:style-name="Heading_20_3" text:outline-level="3">Informativi</text:h>
      <text:list text:style-name="L2">
        <text:list-item>
          <text:p text:style-name="P95">Norme interne</text:p>
        </text:list-item>
        <text:list-item>
          <text:p text:style-name="P95">Analisi dei requisiti (Analisi_dei_requisiti.pdf)</text:p>
        </text:list-item>
      </text:list>
      <text:h text:style-name="Heading_20_1" text:outline-level="1">Visione generale della strategia di verifica</text:h>
      <text:h text:style-name="P32"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3">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3">Fase di Progettazione: è possibile vedere questa fase come due sotto-fasi successive:</text:p>
          <text:list>
            <text:list-item>
              <text:p text:style-name="P33">Progettazione architetturale</text:p>
            </text:list-item>
            <text:list-item>
              <text:p text:style-name="P33">Progettazione di dettaglio</text:p>
            </text:list-item>
          </text:list>
          <text:p text:style-name="P33">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3">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3">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3">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3">Fase di collaudo del prodotto: in questa fase il prodotto è pronto per essere eseguito e testato nella sua interezza. Il collaudo avverrà essenzialmente in due fasi:</text:p>
          <text:list>
            <text:list-item>
              <text:p text:style-name="P33"><text:span text:style-name="T5">α</text:span>-test: consiste in un collaudo interno all'azienda.</text:p>
            </text:list-item>
            <text:list-item>
              <text:p text:style-name="P33"><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8">Sulla base di vincoli economici e temporali verrano adottati due processi di revisione: </text:p>
      <text:list text:style-name="L4">
        <text:list-item>
          <text:p text:style-name="P44">Un processo di revisione esterna di tipo sanzionatorio condotta dal cliente applicato a:</text:p>
          <text:list>
            <text:list-item>
              <text:p text:style-name="P44">RR (Revisione dei Requisiti); </text:p>
            </text:list-item>
            <text:list-item>
              <text:p text:style-name="P44">RA (Revisione di Accettazione); </text:p>
            </text:list-item>
          </text:list>
        </text:list-item>
        <text:list-item>
          <text:p text:style-name="P44">Un processo di revisione esterna (di progresso) non sanzionatorio applicato a: </text:p>
          <text:list>
            <text:list-item>
              <text:p text:style-name="P44">RPP (Revisione del Progetto Preliminare); </text:p>
            </text:list-item>
            <text:list-item>
              <text:p text:style-name="P44">RPD (Revisione del Progetto Definitivo); </text:p>
            </text:list-item>
            <text:list-item>
              <text:p text:style-name="P44">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1">Funzione: concordare con il cliente una descrizione condivisa del prodotto</text:p>
        </text:list-item>
        <text:list-item>
          <text:p text:style-name="P51">Prodotti in ingresso: </text:p>
          <text:list>
            <text:list-item>
              <text:p text:style-name="P51">Capitolato d'appalto</text:p>
            </text:list-item>
            <text:list-item>
              <text:p text:style-name="P51">Incontri con il cliente</text:p>
            </text:list-item>
            <text:list-item>
              <text:p text:style-name="P51">Analisi dei requisiti (AR)</text:p>
            </text:list-item>
            <text:list-item>
              <text:p text:style-name="P51">Piano di Qualifica (PQ)</text:p>
            </text:list-item>
          </text:list>
        </text:list-item>
        <text:list-item>
          <text:p text:style-name="P51">Stato di uscita: </text:p>
          <text:list>
            <text:list-item>
              <text:p text:style-name="P51">Prodotto descritto</text:p>
            </text:list-item>
          </text:list>
        </text:list-item>
      </text:list>
      <text:h text:style-name="Heading_20_3" text:outline-level="3">Revisione del Progetto Preliminare (RPP)</text:h>
      <text:list text:style-name="L6">
        <text:list-item>
          <text:p text:style-name="P59">Funzione: attivazione della fase realizzativa del prodotto (accertamento di realizzabilità)</text:p>
        </text:list-item>
        <text:list-item>
          <text:p text:style-name="P67">Prodotti in ingresso: </text:p>
          <text:list>
            <text:list-item>
              <text:p text:style-name="P67">Specifica Tecnica (ST)</text:p>
            </text:list-item>
            <text:list-item>
              <text:p text:style-name="P67">Aggiornamento del Piano di Qualifica (PQ)</text:p>
            </text:list-item>
          </text:list>
        </text:list-item>
        <text:list-item>
          <text:p text:style-name="P67">Stato di uscita: </text:p>
          <text:list>
            <text:list-item>
              <text:p text:style-name="P67">Prodotto specificato</text:p>
            </text:list-item>
          </text:list>
        </text:list-item>
      </text:list>
      <text:h text:style-name="Heading_20_3" text:outline-level="3"><text:soft-page-break/>Revisione del Progetto Definitivo (RPD)</text:h>
      <text:list text:style-name="L7">
        <text:list-item>
          <text:p text:style-name="P72">Funzione: informare il cliente delle caratteristiche definitive del prodotto: attivarne la fase di qualifica</text:p>
        </text:list-item>
        <text:list-item>
          <text:p text:style-name="P72">Prodotti in ingresso: </text:p>
          <text:list>
            <text:list-item>
              <text:p text:style-name="P72">Definizione di Prodotto (DP)</text:p>
            </text:list-item>
            <text:list-item>
              <text:p text:style-name="P72">Aggiornamento del Piano di Qualifica (PQ)</text:p>
            </text:list-item>
          </text:list>
        </text:list-item>
        <text:list-item>
          <text:p text:style-name="P72">Stato di uscita: </text:p>
          <text:list>
            <text:list-item>
              <text:p text:style-name="P72">Prodotto definito</text:p>
            </text:list-item>
          </text:list>
        </text:list-item>
      </text:list>
      <text:h text:style-name="Heading_20_3" text:outline-level="3">Revisione di Qualifica (RQ)</text:h>
      <text:list text:style-name="L8">
        <text:list-item>
          <text:p text:style-name="P78">Funzione: approvazione della campagna di verifica; attivazione della fase di accettazione</text:p>
        </text:list-item>
        <text:list-item>
          <text:p text:style-name="P78">Stato di ingresso: </text:p>
          <text:list>
            <text:list-item>
              <text:p text:style-name="P78">Aggiornamento del Piano di Qualifica (PQ) </text:p>
            </text:list-item>
            <text:list-item>
              <text:p text:style-name="P78">Include la specifica delle prove di accettazione</text:p>
            </text:list-item>
            <text:list-item>
              <text:p text:style-name="P78">Versione preliminare del Manuale d'Uso (MU)</text:p>
            </text:list-item>
          </text:list>
        </text:list-item>
        <text:list-item>
          <text:p text:style-name="P78">Stato di uscita: </text:p>
          <text:list>
            <text:list-item>
              <text:p text:style-name="P78">Prodotto qualificato </text:p>
            </text:list-item>
          </text:list>
        </text:list-item>
      </text:list>
      <text:h text:style-name="Heading_20_3" text:outline-level="3">Revisione di Accettazione (RA)</text:h>
      <text:list text:style-name="L9">
        <text:list-item>
          <text:p text:style-name="P85">Funzione: accettazione del prodotto</text:p>
        </text:list-item>
        <text:list-item>
          <text:p text:style-name="P85">Stato di ingresso: </text:p>
          <text:list>
            <text:list-item>
              <text:p text:style-name="P85">Versione definitiva del Piano di Qualifica (PQ)</text:p>
            </text:list-item>
            <text:list-item>
              <text:p text:style-name="P85">Include l'esito delle prove di accettazione</text:p>
            </text:list-item>
            <text:list-item>
              <text:p text:style-name="P85">Versione definitiva del Manuale d'Uso (MU)</text:p>
            </text:list-item>
          </text:list>
        </text:list-item>
        <text:list-item>
          <text:p text:style-name="P85">Stato di uscita: </text:p>
          <text:list>
            <text:list-item>
              <text:p text:style-name="P85">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o altro). Per maggiori dettagli consultare il documento “Norme_interne.pdf”.</text:p>
      <text:h text:style-name="Heading_20_1" text:outline-level="1">Gestione amministrativa della revisione</text:h>
      <text:h text:style-name="Heading_20_2" text:outline-level="2">Comunicazione e risoluzione delle anomalie</text:h>
      <text:p text:style-name="P30">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0">unità di analisi</text:p>
        </text:list-item>
        <text:list-item>
          <text:p text:style-name="P60">dati in ingresso</text:p>
        </text:list-item>
        <text:list-item>
          <text:p text:style-name="P60">dati in uscita attesi</text:p>
        </text:list-item>
        <text:list-item>
          <text:p text:style-name="P60">dati in uscita rilevati</text:p>
        </text:list-item>
        <text:list-item>
          <text:p text:style-name="P60">anomalia riscontrata </text:p>
        </text:list-item>
        <text:list-item>
          <text:p text:style-name="P60">possibile causa</text:p>
        </text:list-item>
        <text:list-item>
          <text:p text:style-name="P60">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97">funzionalità: il prodotto dovrà essere in grado di offrire le funzioni prefissate e <text:tab/><text:tab/> <text:s text:c="9"/>necessarie all'utente;</text:p>
        </text:list-item>
        <text:list-item>
          <text:p text:style-name="P97">affidabilità: dovrà avere una tolleranza ai guasti soddisfacente, cercando di <text:tab/><text:tab/> <text:s text:c="6"/>prevenire l'insorgere di errori, e cercando di gestire eventuali situazioni <text:tab/> <text:s text:c="7"/>anomale non previste;</text:p>
        </text:list-item>
        <text:list-item>
          <text:p text:style-name="P97">usabilità: dovrà essere comprensibile e di veloce apprendimento;</text:p>
        </text:list-item>
        <text:list-item>
          <text:p text:style-name="P97">efficienza: dovrà avere tempi di risposta ragionevoli, e le risorse richieste dovranno <text:tab/> <text:s text:c="6"/>essere contenute;</text:p>
        </text:list-item>
        <text:list-item>
          <text:p text:style-name="P97">manutenibilità: dovrà essere facile da analizzare e verificare in modo tale da <text:tab/><text:tab/><text:tab/> <text:s/>modificare alcune parti del programma in modo efficace ed efficiente;</text:p>
        </text:list-item>
        <text:list-item>
          <text:p text:style-name="P102">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able:table-row>
          <table:table-cell table:style-name="Tabella6.A2" office:value-type="string">
            <text:p text:style-name="Table_20_Contents">UC2.1</text:p>
          </table:table-cell>
          <table:table-cell table:style-name="Tabella6.B2" office:value-type="string">
            <text:p text:style-name="P11">RFO18</text:p>
          </table:table-cell>
        </table:table-row>
        <text:soft-page-break/>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4/01/08</text:p>
            </table:table-cell>
            <table:table-cell table:style-name="Tabella3.B1" office:value-type="string">
              <text:p text:style-name="P8">Pagina <text:page-number text:select-page="current">9</text:page-number> di <text:page-count>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1-26T18:00:29</dc:date>
    <meta:print-date>2005-11-30T16:25:56</meta:print-date>
    <meta:editing-cycles>393</meta:editing-cycles>
    <meta:editing-duration>P1DT20H35M15S</meta:editing-duration>
    <meta:user-defined meta:name="Info 1"/>
    <meta:user-defined meta:name="Info 2"/>
    <meta:user-defined meta:name="Info 3"/>
    <meta:user-defined meta:name="Info 4"/>
    <meta:document-statistic meta:table-count="5" meta:image-count="1" meta:object-count="0" meta:page-count="9" meta:paragraph-count="220" meta:word-count="1904" meta:character-count="13176"/>
  </office:meta>
</office:document-meta>
</file>